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b731" officeooo:paragraph-rsid="000ab731"/>
    </style:style>
    <style:style style:name="P2" style:family="paragraph" style:parent-style-name="Standard">
      <style:text-properties officeooo:rsid="000ab731" officeooo:paragraph-rsid="000ab731"/>
    </style:style>
    <style:style style:name="P3" style:family="paragraph" style:parent-style-name="Standard">
      <style:text-properties officeooo:rsid="000ab731" officeooo:paragraph-rsid="000ed182"/>
    </style:style>
    <style:style style:name="P4" style:family="paragraph" style:parent-style-name="Standard">
      <style:text-properties officeooo:rsid="000ab731" officeooo:paragraph-rsid="0013f203"/>
    </style:style>
    <style:style style:name="P5" style:family="paragraph" style:parent-style-name="Standard">
      <style:text-properties officeooo:rsid="000ab731" officeooo:paragraph-rsid="0014889e"/>
    </style:style>
    <style:style style:name="P6" style:family="paragraph" style:parent-style-name="Standard">
      <style:text-properties officeooo:rsid="000ab731" officeooo:paragraph-rsid="0016359f"/>
    </style:style>
    <style:style style:name="P7" style:family="paragraph" style:parent-style-name="Standard">
      <style:text-properties officeooo:rsid="000ab731" officeooo:paragraph-rsid="0017b6fc"/>
    </style:style>
    <style:style style:name="P8" style:family="paragraph" style:parent-style-name="Standard">
      <style:text-properties officeooo:rsid="000ab731" officeooo:paragraph-rsid="001bff59"/>
    </style:style>
    <style:style style:name="P9" style:family="paragraph" style:parent-style-name="Standard">
      <style:text-properties officeooo:rsid="000d401f" officeooo:paragraph-rsid="000d401f"/>
    </style:style>
    <style:style style:name="P10" style:family="paragraph" style:parent-style-name="Standard">
      <style:text-properties officeooo:rsid="000d401f" officeooo:paragraph-rsid="0013f203"/>
    </style:style>
    <style:style style:name="P11" style:family="paragraph" style:parent-style-name="Standard">
      <style:text-properties officeooo:rsid="000d401f" officeooo:paragraph-rsid="0014889e"/>
    </style:style>
    <style:style style:name="P12" style:family="paragraph" style:parent-style-name="Standard">
      <style:text-properties officeooo:rsid="000d401f" officeooo:paragraph-rsid="0016359f"/>
    </style:style>
    <style:style style:name="P13" style:family="paragraph" style:parent-style-name="Standard">
      <style:text-properties officeooo:rsid="000d401f" officeooo:paragraph-rsid="0017b6fc"/>
    </style:style>
    <style:style style:name="P14" style:family="paragraph" style:parent-style-name="Standard">
      <style:text-properties officeooo:rsid="000d401f" officeooo:paragraph-rsid="001bff59"/>
    </style:style>
    <style:style style:name="P15" style:family="paragraph" style:parent-style-name="Standard">
      <style:text-properties officeooo:rsid="0010a5ba" officeooo:paragraph-rsid="0010a5ba"/>
    </style:style>
    <style:style style:name="P16" style:family="paragraph" style:parent-style-name="Standard">
      <style:text-properties officeooo:rsid="0010a5ba" officeooo:paragraph-rsid="0013f203"/>
    </style:style>
    <style:style style:name="P17" style:family="paragraph" style:parent-style-name="Standard">
      <style:text-properties officeooo:rsid="0010a5ba" officeooo:paragraph-rsid="0014889e"/>
    </style:style>
    <style:style style:name="P18" style:family="paragraph" style:parent-style-name="Standard">
      <style:text-properties officeooo:rsid="0010a5ba" officeooo:paragraph-rsid="0016359f"/>
    </style:style>
    <style:style style:name="P19" style:family="paragraph" style:parent-style-name="Standard">
      <style:text-properties officeooo:rsid="0010a5ba" officeooo:paragraph-rsid="0017b6fc"/>
    </style:style>
    <style:style style:name="P20" style:family="paragraph" style:parent-style-name="Standard">
      <style:text-properties officeooo:rsid="0010a5ba" officeooo:paragraph-rsid="001bff59"/>
    </style:style>
    <style:style style:name="P21" style:family="paragraph" style:parent-style-name="Standard">
      <style:text-properties fo:color="#c9211e" officeooo:rsid="0010a5ba" officeooo:paragraph-rsid="0010a5ba"/>
    </style:style>
    <style:style style:name="P22" style:family="paragraph" style:parent-style-name="Standard">
      <style:text-properties fo:color="#c9211e" officeooo:rsid="0010a5ba" officeooo:paragraph-rsid="0010daa4"/>
    </style:style>
    <style:style style:name="P23" style:family="paragraph" style:parent-style-name="Standard">
      <style:text-properties fo:color="#c9211e" officeooo:rsid="0010a5ba" officeooo:paragraph-rsid="0013f203"/>
    </style:style>
    <style:style style:name="P24" style:family="paragraph" style:parent-style-name="Standard">
      <style:text-properties fo:color="#c9211e" officeooo:rsid="0010a5ba" officeooo:paragraph-rsid="0014889e"/>
    </style:style>
    <style:style style:name="P25" style:family="paragraph" style:parent-style-name="Standard">
      <style:text-properties fo:color="#c9211e" officeooo:rsid="0010a5ba" officeooo:paragraph-rsid="0016359f"/>
    </style:style>
    <style:style style:name="P26" style:family="paragraph" style:parent-style-name="Standard">
      <style:text-properties fo:color="#c9211e" officeooo:rsid="0010a5ba" officeooo:paragraph-rsid="0017b6fc"/>
    </style:style>
    <style:style style:name="P27" style:family="paragraph" style:parent-style-name="Standard">
      <style:text-properties fo:color="#c9211e" officeooo:rsid="0010a5ba" officeooo:paragraph-rsid="001bff59"/>
    </style:style>
    <style:style style:name="P28" style:family="paragraph" style:parent-style-name="Standard">
      <style:text-properties fo:color="#c9211e" officeooo:rsid="000d401f" officeooo:paragraph-rsid="000d401f"/>
    </style:style>
    <style:style style:name="P29" style:family="paragraph" style:parent-style-name="Standard">
      <style:text-properties fo:color="#c9211e" officeooo:rsid="000d401f" officeooo:paragraph-rsid="0013f203"/>
    </style:style>
    <style:style style:name="P30" style:family="paragraph" style:parent-style-name="Standard">
      <style:text-properties fo:color="#c9211e" officeooo:rsid="000d401f" officeooo:paragraph-rsid="001bff59"/>
    </style:style>
    <style:style style:name="P31" style:family="paragraph" style:parent-style-name="Standard">
      <style:text-properties fo:font-weight="bold" officeooo:rsid="000ab731" officeooo:paragraph-rsid="000ed182" style:font-weight-asian="bold" style:font-weight-complex="bold"/>
    </style:style>
    <style:style style:name="P32" style:family="paragraph" style:parent-style-name="Standard">
      <style:text-properties fo:font-weight="bold" officeooo:rsid="000ab731" officeooo:paragraph-rsid="0014889e" style:font-weight-asian="bold" style:font-weight-complex="bold"/>
    </style:style>
    <style:style style:name="P33" style:family="paragraph" style:parent-style-name="Standard">
      <style:text-properties fo:font-weight="bold" officeooo:rsid="000d401f" officeooo:paragraph-rsid="000d401f" style:font-weight-asian="bold" style:font-weight-complex="bold"/>
    </style:style>
    <style:style style:name="P34" style:family="paragraph" style:parent-style-name="Standard">
      <style:text-properties fo:font-weight="bold" officeooo:rsid="000d401f" officeooo:paragraph-rsid="0013f203" style:font-weight-asian="bold" style:font-weight-complex="bold"/>
    </style:style>
    <style:style style:name="P35" style:family="paragraph" style:parent-style-name="Standard">
      <style:text-properties fo:font-weight="bold" officeooo:rsid="000d401f" officeooo:paragraph-rsid="0014889e" style:font-weight-asian="bold" style:font-weight-complex="bold"/>
    </style:style>
    <style:style style:name="P36" style:family="paragraph" style:parent-style-name="Standard">
      <style:text-properties fo:font-weight="bold" officeooo:rsid="000d401f" officeooo:paragraph-rsid="0016359f" style:font-weight-asian="bold" style:font-weight-complex="bold"/>
    </style:style>
    <style:style style:name="P37" style:family="paragraph" style:parent-style-name="Standard">
      <style:text-properties fo:font-weight="bold" officeooo:rsid="000d401f" officeooo:paragraph-rsid="0017b6fc" style:font-weight-asian="bold" style:font-weight-complex="bold"/>
    </style:style>
    <style:style style:name="P38" style:family="paragraph" style:parent-style-name="Standard">
      <style:text-properties fo:font-weight="bold" officeooo:rsid="000d401f" officeooo:paragraph-rsid="001bff59" style:font-weight-asian="bold" style:font-weight-complex="bold"/>
    </style:style>
    <style:style style:name="P39" style:family="paragraph" style:parent-style-name="Standard">
      <style:text-properties fo:font-weight="bold" officeooo:rsid="0013f203" officeooo:paragraph-rsid="0013f203" style:font-weight-asian="bold" style:font-weight-complex="bold"/>
    </style:style>
    <style:style style:name="P40" style:family="paragraph" style:parent-style-name="Standard">
      <style:text-properties fo:font-weight="bold" officeooo:rsid="0013f203" officeooo:paragraph-rsid="0014889e" style:font-weight-asian="bold" style:font-weight-complex="bold"/>
    </style:style>
    <style:style style:name="P41" style:family="paragraph" style:parent-style-name="Standard">
      <style:text-properties fo:font-weight="bold" officeooo:rsid="0010a5ba" officeooo:paragraph-rsid="0013f203" style:font-weight-asian="bold" style:font-weight-complex="bold"/>
    </style:style>
    <style:style style:name="P42" style:family="paragraph" style:parent-style-name="Standard">
      <style:text-properties fo:font-weight="bold" officeooo:rsid="0010a5ba" officeooo:paragraph-rsid="0014889e" style:font-weight-asian="bold" style:font-weight-complex="bold"/>
    </style:style>
    <style:style style:name="P43" style:family="paragraph" style:parent-style-name="Standard">
      <style:text-properties fo:font-weight="bold" officeooo:rsid="0010a5ba" officeooo:paragraph-rsid="0016359f" style:font-weight-asian="bold" style:font-weight-complex="bold"/>
    </style:style>
    <style:style style:name="P44" style:family="paragraph" style:parent-style-name="Standard">
      <style:text-properties fo:font-weight="bold" officeooo:rsid="0010a5ba" officeooo:paragraph-rsid="0017b6fc" style:font-weight-asian="bold" style:font-weight-complex="bold"/>
    </style:style>
    <style:style style:name="P45" style:family="paragraph" style:parent-style-name="Standard">
      <style:text-properties fo:font-weight="bold" officeooo:rsid="0010a5ba" officeooo:paragraph-rsid="001bff59" style:font-weight-asian="bold" style:font-weight-complex="bold"/>
    </style:style>
    <style:style style:name="P46" style:family="paragraph" style:parent-style-name="Standard">
      <style:text-properties fo:font-weight="bold" officeooo:rsid="0014889e" officeooo:paragraph-rsid="0014889e" style:font-weight-asian="bold" style:font-weight-complex="bold"/>
    </style:style>
    <style:style style:name="P47" style:family="paragraph" style:parent-style-name="Standard">
      <style:text-properties officeooo:rsid="0013f203" officeooo:paragraph-rsid="0013f203"/>
    </style:style>
    <style:style style:name="P48" style:family="paragraph" style:parent-style-name="Standard">
      <style:text-properties officeooo:rsid="0013f203" officeooo:paragraph-rsid="0014889e"/>
    </style:style>
    <style:style style:name="P49" style:family="paragraph" style:parent-style-name="Standard">
      <style:text-properties officeooo:paragraph-rsid="0014889e"/>
    </style:style>
    <style:style style:name="P50" style:family="paragraph" style:parent-style-name="Standard">
      <style:text-properties officeooo:rsid="0014889e" officeooo:paragraph-rsid="0014889e"/>
    </style:style>
    <style:style style:name="P51" style:family="paragraph" style:parent-style-name="Standard">
      <style:text-properties officeooo:rsid="0014889e" officeooo:paragraph-rsid="0016359f"/>
    </style:style>
    <style:style style:name="P52" style:family="paragraph" style:parent-style-name="Standard">
      <style:text-properties officeooo:paragraph-rsid="0016359f"/>
    </style:style>
    <style:style style:name="P53" style:family="paragraph" style:parent-style-name="Standard">
      <style:text-properties officeooo:paragraph-rsid="0017b6fc"/>
    </style:style>
    <style:style style:name="P54" style:family="paragraph" style:parent-style-name="Standard">
      <style:text-properties officeooo:rsid="0017df87" officeooo:paragraph-rsid="0017df87"/>
    </style:style>
    <style:style style:name="P55" style:family="paragraph" style:parent-style-name="Standard">
      <style:text-properties officeooo:rsid="0017df87" officeooo:paragraph-rsid="001bff59"/>
    </style:style>
    <style:style style:name="P56" style:family="paragraph" style:parent-style-name="Standard">
      <style:text-properties officeooo:paragraph-rsid="001bff59"/>
    </style:style>
    <style:style style:name="P57" style:family="paragraph" style:parent-style-name="Standard">
      <style:text-properties officeooo:paragraph-rsid="001c2757"/>
    </style:style>
    <style:style style:name="T1" style:family="text">
      <style:text-properties officeooo:rsid="000d401f"/>
    </style:style>
    <style:style style:name="T2" style:family="text">
      <style:text-properties officeooo:rsid="0010a5ba"/>
    </style:style>
    <style:style style:name="T3" style:family="text">
      <style:text-properties officeooo:rsid="0013f20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f203" style:font-weight-asian="bold" style:font-weight-complex="bold"/>
    </style:style>
    <style:style style:name="T6" style:family="text">
      <style:text-properties fo:font-weight="bold" officeooo:rsid="0014889e" style:font-weight-asian="bold" style:font-weight-complex="bold"/>
    </style:style>
    <style:style style:name="T7" style:family="text">
      <style:text-properties fo:font-weight="bold" officeooo:rsid="000ab731" style:font-weight-asian="bold" style:font-weight-complex="bold"/>
    </style:style>
    <style:style style:name="T8" style:family="text">
      <style:text-properties fo:font-weight="bold" officeooo:rsid="0016359f" style:font-weight-asian="bold" style:font-weight-complex="bold"/>
    </style:style>
    <style:style style:name="T9" style:family="text">
      <style:text-properties fo:font-weight="bold" officeooo:rsid="00171580" style:font-weight-asian="bold" style:font-weight-complex="bold"/>
    </style:style>
    <style:style style:name="T10" style:family="text">
      <style:text-properties fo:font-weight="bold" officeooo:rsid="0010a5ba" style:font-weight-asian="bold" style:font-weight-complex="bold"/>
    </style:style>
    <style:style style:name="T11" style:family="text">
      <style:text-properties fo:font-weight="bold" officeooo:rsid="0017df87" style:font-weight-asian="bold" style:font-weight-complex="bold"/>
    </style:style>
    <style:style style:name="T12" style:family="text">
      <style:text-properties fo:font-weight="bold" officeooo:rsid="001b1f7c" style:font-weight-asian="bold" style:font-weight-complex="bold"/>
    </style:style>
    <style:style style:name="T13" style:family="text">
      <style:text-properties fo:font-weight="bold" officeooo:rsid="001bff59" style:font-weight-asian="bold" style:font-weight-complex="bold"/>
    </style:style>
    <style:style style:name="T14" style:family="text">
      <style:text-properties fo:font-weight="bold" officeooo:rsid="001c2757" style:font-weight-asian="bold" style:font-weight-complex="bold"/>
    </style:style>
    <style:style style:name="T15" style:family="text">
      <style:text-properties fo:font-weight="bold" officeooo:rsid="000d401f" style:font-weight-asian="bold" style:font-weight-complex="bold"/>
    </style:style>
    <style:style style:name="T16" style:family="text">
      <style:text-properties officeooo:rsid="0014889e"/>
    </style:style>
    <style:style style:name="T17" style:family="text">
      <style:text-properties officeooo:rsid="0016359f"/>
    </style:style>
    <style:style style:name="T18" style:family="text">
      <style:text-properties officeooo:rsid="00171580"/>
    </style:style>
    <style:style style:name="T19" style:family="text">
      <style:text-properties officeooo:rsid="001b1f7c"/>
    </style:style>
    <style:style style:name="T20" style:family="text">
      <style:text-properties officeooo:rsid="001c27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1">Week 6: <text:s/>Problem Set</text:p>
      <text:p text:style-name="P3"/>
      <text:p text:style-name="P31">Problem 1: <text:span text:style-name="T2">Consecutive capital letters</text:span></text:p>
      <text:p text:style-name="P1"/>
      <text:p text:style-name="P1">Kanishak got a task to find <text:span text:style-name="T2">the two consecutive capital letters inside the string. If they exist return true else return false.</text:span></text:p>
      <text:p text:style-name="P1"/>
      <text:p text:style-name="P9">Input format:</text:p>
      <text:p text:style-name="P9">Enter the <text:span text:style-name="T2">string of size ‘n’.</text:span></text:p>
      <text:p text:style-name="P9"/>
      <text:p text:style-name="P9">Contraints:</text:p>
      <text:p text:style-name="P9">1&lt;= n &lt;= 20</text:p>
      <text:p text:style-name="P9"/>
      <text:p text:style-name="P9">Output format:</text:p>
      <text:p text:style-name="P9">Pri<text:span text:style-name="T2">nt ‘Yes’ or ‘No’</text:span></text:p>
      <text:p text:style-name="P9"/>
      <text:p text:style-name="P33">Test Cases: <text:span text:style-name="T2">{arYAn:Yes},{suDama: No},{abHIsHEk: Yes}</text:span></text:p>
      <text:p text:style-name="P9"/>
      <text:p text:style-name="P15">Solution:</text:p>
      <text:p text:style-name="P15"/>
      <text:p text:style-name="P21">#include &lt;iostream&gt;</text:p>
      <text:p text:style-name="P21">#include &lt;string&gt;</text:p>
      <text:p text:style-name="P21"/>
      <text:p text:style-name="P21">using namespace std;</text:p>
      <text:p text:style-name="P21"/>
      <text:p text:style-name="P21">int main() {</text:p>
      <text:p text:style-name="P21"><text:s text:c="4"/>string str; int n,i,swap=0;</text:p>
      <text:p text:style-name="P21"><text:s text:c="4"/>cin&gt;&gt;str;</text:p>
      <text:p text:style-name="P21"><text:s text:c="4"/>n=str.length();</text:p>
      <text:p text:style-name="P21"><text:s text:c="4"/>for(i=0;i&lt;n;i++){</text:p>
      <text:p text:style-name="P22"><text:s text:c="8"/>if((str[i]&gt;='A' &amp;&amp; str[i]&lt;='Z') &amp;&amp; (str[i+1]&gt;='A' &amp;&amp; str[i+1]&lt;='Z')) </text:p>
      <text:p text:style-name="P22"><text:s text:c="13"/>{cout&lt;&lt; "Yes"; swap=1;break; <text:s/>} }</text:p>
      <text:p text:style-name="P21"><text:s text:c="4"/>if(swap==0) cout&lt;&lt;"No";</text:p>
      <text:p text:style-name="P21"><text:s text:c="4"/>return 0; }</text:p>
      <text:p text:style-name="P28"/>
      <text:p text:style-name="P9"/>
      <text:p text:style-name="P9"/>
      <text:p text:style-name="P4"><text:span text:style-name="T4">Problem </text:span><text:span text:style-name="T5">2: Pattern Evaluation - </text:span><text:span text:style-name="T6">I</text:span></text:p>
      <text:p text:style-name="P4"/>
      <text:p text:style-name="P47">Print the Pattern as given in sample cases.</text:p>
      <text:p text:style-name="P4"/>
      <text:p text:style-name="P10">Input format:</text:p>
      <text:p text:style-name="P10">Enter the <text:span text:style-name="T3">value</text:span><text:span text:style-name="T2"> ‘n’.</text:span></text:p>
      <text:p text:style-name="P10"/>
      <text:p text:style-name="P10">Contraints:</text:p>
      <text:p text:style-name="P10">1&lt;= n &lt;= <text:span text:style-name="T3">10</text:span></text:p>
      <text:p text:style-name="P10"/>
      <text:p text:style-name="P10">Output format:</text:p>
      <text:p text:style-name="P10">Pri<text:span text:style-name="T2">nt </text:span><text:span text:style-name="T3">respective pattern.</text:span></text:p>
      <text:p text:style-name="P10"/>
      <text:p text:style-name="P34"/>
      <text:p text:style-name="P34"><text:soft-page-break/>Test Cases: </text:p>
      <text:p text:style-name="P39"/>
      <text:p text:style-name="P39">3: *</text:p>
      <text:p text:style-name="P39"><text:s text:c="4"/>**</text:p>
      <text:p text:style-name="P39"><text:s text:c="4"/>***</text:p>
      <text:p text:style-name="P39"/>
      <text:p text:style-name="P39">4: *</text:p>
      <text:p text:style-name="P39"><text:s text:c="4"/>**</text:p>
      <text:p text:style-name="P39"><text:s text:c="4"/>***</text:p>
      <text:p text:style-name="P39"><text:s text:c="4"/>****</text:p>
      <text:p text:style-name="P39"/>
      <text:p text:style-name="P39">5: *</text:p>
      <text:p text:style-name="P39"><text:s text:c="4"/>**</text:p>
      <text:p text:style-name="P39"><text:s text:c="4"/>***</text:p>
      <text:p text:style-name="P39"><text:s text:c="4"/>****</text:p>
      <text:p text:style-name="P39"><text:s text:c="4"/>***** </text:p>
      <text:p text:style-name="P39"/>
      <text:p text:style-name="P39">6: *</text:p>
      <text:p text:style-name="P39"><text:s text:c="4"/>**</text:p>
      <text:p text:style-name="P39"><text:s text:c="4"/>***</text:p>
      <text:p text:style-name="P39"><text:s text:c="4"/>****</text:p>
      <text:p text:style-name="P39"><text:s text:c="4"/>*****</text:p>
      <text:p text:style-name="P39"><text:s text:c="4"/>******</text:p>
      <text:p text:style-name="P34"/>
      <text:p text:style-name="P41">Solution:</text:p>
      <text:p text:style-name="P16"/>
      <text:p text:style-name="P23">#include &lt;iostream&gt;</text:p>
      <text:p text:style-name="P23">#include &lt;string&gt;</text:p>
      <text:p text:style-name="P23"/>
      <text:p text:style-name="P23">using namespace std;</text:p>
      <text:p text:style-name="P23"/>
      <text:p text:style-name="P23">int main()</text:p>
      <text:p text:style-name="P23">{</text:p>
      <text:p text:style-name="P23"><text:s text:c="3"/>int n,i,j;</text:p>
      <text:p text:style-name="P23"><text:s text:c="3"/>cin&gt;&gt;n;</text:p>
      <text:p text:style-name="P23"><text:s text:c="3"/>for(i=0;i&lt;n;i++){</text:p>
      <text:p text:style-name="P23"><text:s text:c="7"/>for(j=0;j&lt;=i;j++){cout&lt;&lt;"*";} cout&lt;&lt;"\n";}</text:p>
      <text:p text:style-name="P23"><text:s text:c="7"/>return 0; }</text:p>
      <text:p text:style-name="P29"/>
      <text:p text:style-name="P32"/>
      <text:p text:style-name="P32">Problem <text:span text:style-name="T16">3</text:span><text:span text:style-name="T3">: Pattern Evaluation - </text:span><text:span text:style-name="T16">II</text:span></text:p>
      <text:p text:style-name="P4"/>
      <text:p text:style-name="P48">Print the Pattern as given in sample cases.</text:p>
      <text:p text:style-name="P5"/>
      <text:p text:style-name="P11">Input format:</text:p>
      <text:p text:style-name="P11">Enter the <text:span text:style-name="T3">value</text:span><text:span text:style-name="T2"> ‘n’.</text:span></text:p>
      <text:p text:style-name="P11"/>
      <text:p text:style-name="P11">Contraints:</text:p>
      <text:p text:style-name="P11">1&lt;= n &lt;= <text:span text:style-name="T3">10</text:span></text:p>
      <text:p text:style-name="P11"/>
      <text:p text:style-name="P11">Output format:</text:p>
      <text:p text:style-name="P11">Pri<text:span text:style-name="T2">nt </text:span><text:span text:style-name="T3">respective pattern.</text:span></text:p>
      <text:p text:style-name="P10"><text:soft-page-break/></text:p>
      <text:p text:style-name="P11"><text:span text:style-name="T4">Test Cases: </text:span></text:p>
      <text:p text:style-name="P11"><text:span text:style-name="T5"/></text:p>
      <text:p text:style-name="P11"><text:span text:style-name="T5">3: </text:span><text:span text:style-name="T6">A</text:span></text:p>
      <text:p text:style-name="P40"><text:s text:c="4"/><text:span text:style-name="T16">AB</text:span></text:p>
      <text:p text:style-name="P40"><text:s text:c="4"/><text:span text:style-name="T16">ABC</text:span></text:p>
      <text:p text:style-name="P40"/>
      <text:p text:style-name="P40">4: <text:span text:style-name="T16">A</text:span></text:p>
      <text:p text:style-name="P40"><text:s text:c="4"/><text:span text:style-name="T16">AB</text:span></text:p>
      <text:p text:style-name="P40"><text:s text:c="4"/><text:span text:style-name="T16">ABC</text:span></text:p>
      <text:p text:style-name="P40"><text:s text:c="4"/><text:span text:style-name="T16">ABCD</text:span></text:p>
      <text:p text:style-name="P40"/>
      <text:p text:style-name="P40">5: <text:span text:style-name="T16">A</text:span></text:p>
      <text:p text:style-name="P40"><text:s text:c="4"/><text:span text:style-name="T16">AB</text:span></text:p>
      <text:p text:style-name="P40"><text:s text:c="4"/><text:span text:style-name="T16">ABC</text:span></text:p>
      <text:p text:style-name="P40"><text:s text:c="4"/><text:span text:style-name="T16">ABCD</text:span></text:p>
      <text:p text:style-name="P40"><text:s text:c="4"/><text:span text:style-name="T16">ABCDE</text:span></text:p>
      <text:p text:style-name="P40"/>
      <text:p text:style-name="P46">Solution: </text:p>
      <text:p text:style-name="P29"/>
      <text:p text:style-name="P29">#include &lt;iostream&gt;</text:p>
      <text:p text:style-name="P29">#include &lt;string&gt;</text:p>
      <text:p text:style-name="P29"/>
      <text:p text:style-name="P29">using namespace std;</text:p>
      <text:p text:style-name="P29"/>
      <text:p text:style-name="P29">int main()</text:p>
      <text:p text:style-name="P29">{</text:p>
      <text:p text:style-name="P29"><text:s text:c="3"/>int n,i,j; char k='A';</text:p>
      <text:p text:style-name="P29"><text:s text:c="3"/>cin&gt;&gt;n;</text:p>
      <text:p text:style-name="P29"><text:s text:c="3"/>for(i=0;i&lt;n;i++){</text:p>
      <text:p text:style-name="P29"><text:s text:c="7"/>for(j=0;j&lt;=i;j++){cout&lt;&lt;k; k++;} cout&lt;&lt;"\n";k='A';}</text:p>
      <text:p text:style-name="P29"/>
      <text:p text:style-name="P29"><text:s text:c="4"/>return 0; }</text:p>
      <text:p text:style-name="P29"/>
      <text:p text:style-name="P29"/>
      <text:p text:style-name="P49"><text:span text:style-name="T7"/></text:p>
      <text:p text:style-name="P49"><text:span text:style-name="T7">Problem </text:span><text:span text:style-name="T6">4: </text:span><text:span text:style-name="T8">Rotate String</text:span></text:p>
      <text:p text:style-name="P5"/>
      <text:p text:style-name="P50">Karan got a task to left rotate a string by one place. You need to help him by designing an algorithm <text:span text:style-name="T17">that gives the second letter of rotated string</text:span></text:p>
      <text:p text:style-name="P5"/>
      <text:p text:style-name="P11">Input format:</text:p>
      <text:p text:style-name="P11">Enter the <text:span text:style-name="T2">string of size ‘n’.</text:span></text:p>
      <text:p text:style-name="P11"/>
      <text:p text:style-name="P11">Contraints:</text:p>
      <text:p text:style-name="P11">1&lt;= n &lt;= 20</text:p>
      <text:p text:style-name="P11"/>
      <text:p text:style-name="P11">Output format:</text:p>
      <text:p text:style-name="P11">Pri<text:span text:style-name="T2">nt </text:span><text:span text:style-name="T16">the </text:span><text:span text:style-name="T17">letter.</text:span></text:p>
      <text:p text:style-name="P11"/>
      <text:p text:style-name="P11"/>
      <text:p text:style-name="P11"/>
      <text:p text:style-name="P35"><text:soft-page-break/></text:p>
      <text:p text:style-name="P35">Test Cases: <text:span text:style-name="T2">{</text:span><text:span text:style-name="T16">aryan</text:span><text:span text:style-name="T2">: </text:span><text:span text:style-name="T17">y</text:span><text:span text:style-name="T2">},{su</text:span><text:span text:style-name="T16">d</text:span><text:span text:style-name="T2">ama: </text:span><text:span text:style-name="T17">d</text:span><text:span text:style-name="T2">},{ab</text:span><text:span text:style-name="T16">hishek</text:span><text:span text:style-name="T2">: </text:span><text:span text:style-name="T17">h</text:span><text:span text:style-name="T2">}</text:span></text:p>
      <text:p text:style-name="P35"/>
      <text:p text:style-name="P42">Solution:</text:p>
      <text:p text:style-name="P17"/>
      <text:p text:style-name="P24">#include &lt;iostream&gt;</text:p>
      <text:p text:style-name="P24">#include &lt;string&gt;</text:p>
      <text:p text:style-name="P24"/>
      <text:p text:style-name="P24">using namespace std;</text:p>
      <text:p text:style-name="P24"/>
      <text:p text:style-name="P24">int main()</text:p>
      <text:p text:style-name="P24">{</text:p>
      <text:p text:style-name="P24"><text:s text:c="3"/>string str; char a='A'; int i,n;</text:p>
      <text:p text:style-name="P24"><text:s text:c="3"/>cin&gt;&gt;str;</text:p>
      <text:p text:style-name="P24"><text:s text:c="3"/>a=str[0];</text:p>
      <text:p text:style-name="P24"><text:s text:c="3"/>n=str.length();</text:p>
      <text:p text:style-name="P24"><text:s text:c="3"/>for(i=0;i&lt;n;i++){str[i]=str[i+1];}</text:p>
      <text:p text:style-name="P24"><text:s text:c="3"/>cout&lt;&lt;str[1];</text:p>
      <text:p text:style-name="P24"/>
      <text:p text:style-name="P24"><text:s text:c="4"/>return 0; }</text:p>
      <text:p text:style-name="P24"/>
      <text:p text:style-name="P24"/>
      <text:p text:style-name="P52"><text:span text:style-name="T7"/></text:p>
      <text:p text:style-name="P52"><text:span text:style-name="T7">Problem </text:span><text:span text:style-name="T8">5: </text:span><text:span text:style-name="T9">Sequential search</text:span></text:p>
      <text:p text:style-name="P6"/>
      <text:p text:style-name="P51">Karan got a task to <text:span text:style-name="T18">find the index of a particular element ‘k’. Help him out. In case of repeatetion print the index of first occurence of number.</text:span></text:p>
      <text:p text:style-name="P6"/>
      <text:p text:style-name="P12">Input format:</text:p>
      <text:p text:style-name="P12">Enter the <text:span text:style-name="T18">array</text:span><text:span text:style-name="T2"> of size ‘n’, </text:span><text:span text:style-name="T18">element to search’k’, </text:span><text:span text:style-name="T2"><text:s/></text:span><text:span text:style-name="T18">and array[] in three different lines.</text:span></text:p>
      <text:p text:style-name="P12"/>
      <text:p text:style-name="P12">Contraints:</text:p>
      <text:p text:style-name="P12">1&lt;= n &lt;= 20</text:p>
      <text:p text:style-name="P12"/>
      <text:p text:style-name="P12">Output format:</text:p>
      <text:p text:style-name="P12">Pri<text:span text:style-name="T2">nt </text:span><text:span text:style-name="T16">the </text:span><text:span text:style-name="T18">index of element.</text:span></text:p>
      <text:p text:style-name="P12"/>
      <text:p text:style-name="P12"><text:span text:style-name="T4">Test Cases: </text:span><text:span text:style-name="T9">{5, 6, 2 4 6 9 7 : 2</text:span><text:span text:style-name="T10">},{</text:span><text:span text:style-name="T9">4, 3, 2 6 4 3: 3 </text:span><text:span text:style-name="T10">},{</text:span><text:span text:style-name="T9">7, 15, 2 6 4 15 23 6 14: 3</text:span><text:span text:style-name="T10">}</text:span></text:p>
      <text:p text:style-name="P36"/>
      <text:p text:style-name="P43">Solution:</text:p>
      <text:p text:style-name="P18"/>
      <text:p text:style-name="P25">#include &lt;iostream&gt;</text:p>
      <text:p text:style-name="P25">#include &lt;string&gt;</text:p>
      <text:p text:style-name="P25"/>
      <text:p text:style-name="P25">using namespace std;</text:p>
      <text:p text:style-name="P25">int main() {</text:p>
      <text:p text:style-name="P25"><text:s text:c="2"/>int i, array[20],n,k;</text:p>
      <text:p text:style-name="P25"><text:s text:c="2"/>cin&gt;&gt;n;</text:p>
      <text:p text:style-name="P25"><text:s text:c="2"/>cin&gt;&gt;k;</text:p>
      <text:p text:style-name="P25"><text:s text:c="2"/>for(i=0;i&lt;n;i++){cin&gt;&gt;array[i];}</text:p>
      <text:p text:style-name="P25"><text:s text:c="2"/>for(i=0;i&lt;n;i++){if(k==array[i]) {cout&lt;&lt;i; break;}}</text:p>
      <text:p text:style-name="P25"><text:s/>return 0; }</text:p>
      <text:p text:style-name="P25"><text:soft-page-break/><text:s text:c="3"/></text:p>
      <text:p text:style-name="P53"><text:span text:style-name="T7">Problem </text:span><text:span text:style-name="T12">6</text:span><text:span text:style-name="T8">: </text:span><text:span text:style-name="T11">Ordering of numbers</text:span></text:p>
      <text:p text:style-name="P7"/>
      <text:p text:style-name="P54">Rishabh got a task to order the numbers in such a way that all got arrange in non-decreasing order. Write the necessart code to help him.</text:p>
      <text:p text:style-name="P7"/>
      <text:p text:style-name="P13">Input format:</text:p>
      <text:p text:style-name="P13">Enter the <text:span text:style-name="T2">size ‘n’ </text:span><text:span text:style-name="T19">and array in two different lines.</text:span><text:span text:style-name="T2">.</text:span></text:p>
      <text:p text:style-name="P13"/>
      <text:p text:style-name="P13">Contraints:</text:p>
      <text:p text:style-name="P13">1&lt;= n &lt;= 20</text:p>
      <text:p text:style-name="P13"/>
      <text:p text:style-name="P13">Output format:</text:p>
      <text:p text:style-name="P53"><text:span text:style-name="T1">Pri</text:span><text:span text:style-name="T2">nt </text:span><text:span text:style-name="T19">sorted array.</text:span></text:p>
      <text:p text:style-name="P13"/>
      <text:p text:style-name="P13"><text:span text:style-name="T4">Test Cases: </text:span><text:span text:style-name="T9">{</text:span><text:span text:style-name="T12">5,7 5 2 9 6</text:span><text:span text:style-name="T9"> : 2 </text:span><text:span text:style-name="T12">5 6 7 9</text:span><text:span text:style-name="T10">},{</text:span><text:span text:style-name="T12">4,</text:span><text:span text:style-name="T9">2 6 4 3: </text:span><text:span text:style-name="T12">2 3 4 6</text:span><text:span text:style-name="T9"> </text:span><text:span text:style-name="T10">},{</text:span><text:span text:style-name="T9">7, 2 6 4 15 23 </text:span><text:span text:style-name="T12">1</text:span><text:span text:style-name="T9">6 14: </text:span><text:span text:style-name="T12">2 4 6 14 15 16 23</text:span><text:span text:style-name="T10">}</text:span></text:p>
      <text:p text:style-name="P37"/>
      <text:p text:style-name="P44">Solution:</text:p>
      <text:p text:style-name="P19"/>
      <text:p text:style-name="P26">#include &lt;iostream&gt;</text:p>
      <text:p text:style-name="P26">#include &lt;algorithm&gt;</text:p>
      <text:p text:style-name="P26">#include &lt;string&gt;</text:p>
      <text:p text:style-name="P26"/>
      <text:p text:style-name="P26">using namespace std;</text:p>
      <text:p text:style-name="P26"/>
      <text:p text:style-name="P26">int main()</text:p>
      <text:p text:style-name="P26">{</text:p>
      <text:p text:style-name="P26"><text:s text:c="2"/>int i, array[20],n,k=0;</text:p>
      <text:p text:style-name="P26"><text:s text:c="2"/>cin&gt;&gt;n;</text:p>
      <text:p text:style-name="P26"><text:s text:c="2"/>for(i=0;i&lt;n;i++){cin&gt;&gt;array[i]; k++;}</text:p>
      <text:p text:style-name="P26"><text:s text:c="2"/>sort(array,array+k);</text:p>
      <text:p text:style-name="P26"><text:s text:c="3"/>for(i=0;i&lt;n;i++){cout&lt;&lt;array[i];}</text:p>
      <text:p text:style-name="P26"/>
      <text:p text:style-name="P26"><text:s text:c="4"/>return 0; }</text:p>
      <text:p text:style-name="P26"/>
      <text:p text:style-name="P56"><text:span text:style-name="T7"/></text:p>
      <text:p text:style-name="P56"><text:span text:style-name="T7"/></text:p>
      <text:p text:style-name="P56"><text:span text:style-name="T7">Problem </text:span><text:span text:style-name="T13">7: </text:span><text:span text:style-name="T14">Multiplicative sum</text:span></text:p>
      <text:p text:style-name="P8"/>
      <text:p text:style-name="P55">Rishabh got a task <text:span text:style-name="T20">to multiply two 1-D array in such a way that only relative element get multiplied.</text:span></text:p>
      <text:p text:style-name="P8"/>
      <text:p text:style-name="P14">Input format:</text:p>
      <text:p text:style-name="P14">Enter the<text:span text:style-name="T2"> </text:span><text:span text:style-name="T20">two </text:span><text:span text:style-name="T19">array</text:span><text:span text:style-name="T20">s</text:span><text:span text:style-name="T19"> in two different lines </text:span><text:span text:style-name="T20">of size ‘n’.</text:span></text:p>
      <text:p text:style-name="P14"/>
      <text:p text:style-name="P14">Contraints:</text:p>
      <text:p text:style-name="P14">1&lt;= n &lt;= 20</text:p>
      <text:p text:style-name="P14"/>
      <text:p text:style-name="P14">Output format:</text:p>
      <text:p text:style-name="P56"><text:span text:style-name="T1">Pri</text:span><text:span text:style-name="T2">nt </text:span><text:span text:style-name="T20">the array obtained after multiplying both.</text:span></text:p>
      <text:p text:style-name="P14"/>
      <text:p text:style-name="P57"><text:span text:style-name="T15">Test Cases: </text:span><text:span text:style-name="T14">{1 2 3 4, 2 3 4 5: 2 6 12 20 }, {1 2 3 4, 1 2 3 4: 1 4 9 16 }, {2 2 2 2, 3 3 3 3: 6 6 6 6 } </text:span></text:p>
      <text:p text:style-name="P38"><text:s text:c="2"/></text:p>
      <text:p text:style-name="P45"><text:soft-page-break/></text:p>
      <text:p text:style-name="P45">Solution:</text:p>
      <text:p text:style-name="P20"/>
      <text:p text:style-name="P30">#include &lt;iostream&gt;</text:p>
      <text:p text:style-name="P30">#include &lt;algorithm&gt;</text:p>
      <text:p text:style-name="P30">#include &lt;string&gt;</text:p>
      <text:p text:style-name="P30"/>
      <text:p text:style-name="P30">using namespace std;</text:p>
      <text:p text:style-name="P30"/>
      <text:p text:style-name="P30">int main()</text:p>
      <text:p text:style-name="P30">{</text:p>
      <text:p text:style-name="P30"><text:s text:c="2"/>int i,array1[20], array2[20],n;</text:p>
      <text:p text:style-name="P30"><text:s text:c="2"/>cin&gt;&gt;n;</text:p>
      <text:p text:style-name="P30"><text:s text:c="2"/>for(i=0;i&lt;n;i++){cin&gt;&gt;array1[i];cin&gt;&gt;array2[i];}</text:p>
      <text:p text:style-name="P30"><text:s text:c="3"/>for(i=0;i&lt;n;i++){ cout&lt;&lt; array1[i]*array2[i]&lt;&lt;" ";}</text:p>
      <text:p text:style-name="P30"/>
      <text:p text:style-name="P30"><text:s text:c="4"/>return 0; 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7T10:26:15.592607075</meta:creation-date>
    <meta:generator>LibreOffice/6.4.7.2$Linux_X86_64 LibreOffice_project/40$Build-2</meta:generator>
    <dc:date>2021-05-07T17:01:31.263755006</dc:date>
    <meta:editing-duration>PT41M50S</meta:editing-duration>
    <meta:editing-cycles>8</meta:editing-cycles>
    <meta:document-statistic meta:table-count="0" meta:image-count="0" meta:object-count="0" meta:page-count="6" meta:paragraph-count="180" meta:word-count="655" meta:character-count="4067" meta:non-whitespace-character-count="3335"/>
  </office:meta>
</office:document-meta>
</file>